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5E9d6bTbWiHEGfd0ptkuC2VunfjFwd2NNq6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3.3.1$Linux_X86_64 LibreOffice_project/30$Build-1</meta:generator>
    <dc:date>2023-01-08T21:16:29.916709430</dc:date>
    <meta:editing-duration>PT3M40S</meta:editing-duration>
    <meta:editing-cycles>3</meta:editing-cycles>
    <meta:document-statistic meta:table-count="0" meta:image-count="0" meta:object-count="0" meta:page-count="1" meta:paragraph-count="1" meta:word-count="1" meta:character-count="40" meta:non-whitespace-character-count="40"/>
  </office:meta>
</office:document-meta>
</file>